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Langenburg 1</text:p>
          </table:table-cell>
          <table:table-cell office:value-type="string">
            <text:p>A7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orkton 1</text:p>
          </table:table-cell>
          <table:table-cell office:value-type="string">
            <text:p>A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rris 4</text:p>
          </table:table-cell>
          <table:table-cell office:value-type="string">
            <text:p>A7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Kevin Waldherr</text:p>
          </table:table-cell>
          <table:table-cell office:value-type="string">
            <text:p>Langenburg 1</text:p>
          </table:table-cell>
          <table:table-cell office:value-type="string">
            <text:p>A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atlyn Hatt</text:p>
          </table:table-cell>
          <table:table-cell office:value-type="string">
            <text:p>Langenburg 1</text:p>
          </table:table-cell>
          <table:table-cell office:value-type="string">
            <text:p>A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my Hrycak</text:p>
          </table:table-cell>
          <table:table-cell office:value-type="string">
            <text:p>Langenburg 1</text:p>
          </table:table-cell>
          <table:table-cell office:value-type="string">
            <text:p>A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angenburg 1</text:p>
          </table:table-cell>
          <table:table-cell office:value-type="string">
            <text:p>A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1</text:p>
          </table:table-cell>
          <table:table-cell office:value-type="string">
            <text:p>A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aala Martin</text:p>
          </table:table-cell>
          <table:table-cell office:value-type="string">
            <text:p>Yorkton 1</text:p>
          </table:table-cell>
          <table:table-cell office:value-type="string">
            <text:p>A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idan Sawatzky</text:p>
          </table:table-cell>
          <table:table-cell office:value-type="string">
            <text:p>Yorkton 1</text:p>
          </table:table-cell>
          <table:table-cell office:value-type="string">
            <text:p>A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aleb Giesbrecht</text:p>
          </table:table-cell>
          <table:table-cell office:value-type="string">
            <text:p>Yorkton 1</text:p>
          </table:table-cell>
          <table:table-cell office:value-type="string">
            <text:p>A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Yorkton 1</text:p>
          </table:table-cell>
          <table:table-cell office:value-type="string">
            <text:p>A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Yorkton 1</text:p>
          </table:table-cell>
          <table:table-cell office:value-type="string">
            <text:p>A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eresa Kornelsen</text:p>
          </table:table-cell>
          <table:table-cell office:value-type="string">
            <text:p>Morris 4</text:p>
          </table:table-cell>
          <table:table-cell office:value-type="string">
            <text:p>A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aleb Peters</text:p>
          </table:table-cell>
          <table:table-cell office:value-type="string">
            <text:p>Morris 4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nnika Wiebe</text:p>
          </table:table-cell>
          <table:table-cell office:value-type="string">
            <text:p>Morris 4</text:p>
          </table:table-cell>
          <table:table-cell office:value-type="string">
            <text:p>A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orris 4</text:p>
          </table:table-cell>
          <table:table-cell office:value-type="string">
            <text:p>A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4</text:p>
          </table:table-cell>
          <table:table-cell office:value-type="string">
            <text:p>A7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1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10:08.47</meta:creation-date>
    <dc:date>2019-11-03T18:13:43.72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4" meta:object-count="0"/>
  </office:meta>
</office:document-meta>
</file>